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ponseWrapper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Wrapper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Wrapper.addIntHeader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ponseWrapper.ResponseWrapper( 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Wrapper.contains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Wrapper.addCookie( javax . servlet . http . Cookie cooki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Wrapper.createCooki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Wrapper.setDateHeader( String name , lo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ponseWrapper.addCookie( Cookie cooki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Wrapper.addHead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ponseWrapper.setLocale( Locale 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Wrapper.encode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Wrapper.setHead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ponseWrapper.createCocoonCooki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Wrapper.addDateHeader( String name , lo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ponseWrapper.setIntHeader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